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9.17cm" fo:margin-left="-0.182cm" fo:margin-top="0cm" fo:margin-bottom="0cm" table:align="left"/>
    </style:style>
    <style:style style:name="Table1.A" style:family="table-column">
      <style:table-column-properties style:column-width="3.198cm"/>
    </style:style>
    <style:style style:name="Table1.B" style:family="table-column">
      <style:table-column-properties style:column-width="0.374cm"/>
    </style:style>
    <style:style style:name="Table1.C" style:family="table-column">
      <style:table-column-properties style:column-width="1.434cm"/>
    </style:style>
    <style:style style:name="Table1.D" style:family="table-column">
      <style:table-column-properties style:column-width="1.676cm"/>
    </style:style>
    <style:style style:name="Table1.E" style:family="table-column">
      <style:table-column-properties style:column-width="2.249cm"/>
    </style:style>
    <style:style style:name="Table1.F" style:family="table-column">
      <style:table-column-properties style:column-width="0.859cm"/>
    </style:style>
    <style:style style:name="Table1.G" style:family="table-column">
      <style:table-column-properties style:column-width="2.955cm"/>
    </style:style>
    <style:style style:name="Table1.H" style:family="table-column">
      <style:table-column-properties style:column-width="0.882cm"/>
    </style:style>
    <style:style style:name="Table1.I" style:family="table-column">
      <style:table-column-properties style:column-width="2.007cm"/>
    </style:style>
    <style:style style:name="Table1.J" style:family="table-column">
      <style:table-column-properties style:column-width="3.53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b9bd5" fo:padding="0.176cm" fo:border="1pt solid #5b9bd5">
        <style:background-image/>
      </style:table-cell-properties>
    </style:style>
    <style:style style:name="Table1.A2" style:family="table-cell">
      <style:table-cell-properties fo:background-color="#deeaf6" fo:padding="0.176cm" fo:border-left="1pt solid #9cc2e5" fo:border-right="1pt solid #9cc2e5" fo:border-top="0.75pt solid #000001" fo:border-bottom="1pt solid #9cc2e5">
        <style:background-image/>
      </style:table-cell-properties>
    </style:style>
    <style:style style:name="Table1.B2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B3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B4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D5" style:family="table-cell">
      <style:table-cell-properties fo:background-color="#deeaf6" fo:padding="0.176cm" fo:border-left="0.75pt solid #000001" fo:border-right="1pt solid #9cc2e5" fo:border-top="0.75pt solid #000001" fo:border-bottom="1pt solid #9cc2e5">
        <style:background-image/>
      </style:table-cell-properties>
    </style:style>
    <style:style style:name="Table1.A6" style:family="table-cell">
      <style:table-cell-properties fo:padding="0.176cm" fo:border-left="1pt solid #9cc2e5" fo:border-right="1pt solid #9cc2e5" fo:border-top="0.75pt solid #000001" fo:border-bottom="1pt solid #9cc2e5"/>
    </style:style>
    <style:style style:name="Table1.D6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F6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I6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A7" style:family="table-cell">
      <style:table-cell-properties fo:background-color="#5b9bd5" fo:padding="0.176cm" fo:border-left="1pt solid #9cc2e5" fo:border-right="1pt solid #9cc2e5" fo:border-top="0.75pt solid #000001" fo:border-bottom="1pt solid #9cc2e5">
        <style:background-image/>
      </style:table-cell-properties>
    </style:style>
    <style:style style:name="Table1.C9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E9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G9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H9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J9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A10" style:family="table-cell">
      <style:table-cell-properties fo:padding="0.176cm" fo:border-left="1pt solid #9cc2e5" fo:border-right="1pt solid #9cc2e5" fo:border-top="0.75pt solid #000001" fo:border-bottom="1pt solid #9cc2e5"/>
    </style:style>
    <style:style style:name="Table1.C10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E10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G10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H10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1.J10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" style:family="table">
      <style:table-properties style:width="19.5cm" fo:margin-left="-0.203cm" fo:margin-top="0cm" fo:margin-bottom="0cm" table:align="left"/>
    </style:style>
    <style:style style:name="Table2.A" style:family="table-column">
      <style:table-column-properties style:column-width="5.299cm"/>
    </style:style>
    <style:style style:name="Table2.B" style:family="table-column">
      <style:table-column-properties style:column-width="9.216cm"/>
    </style:style>
    <style:style style:name="Table2.C" style:family="table-column">
      <style:table-column-properties style:column-width="4.98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5b9bd5" fo:padding="0.176cm" fo:border="1pt solid #5b9bd5">
        <style:background-image/>
      </style:table-cell-properties>
    </style:style>
    <style:style style:name="Table2.A2" style:family="table-cell">
      <style:table-cell-properties fo:background-color="#deeaf6" fo:padding="0.176cm" fo:border-left="1pt solid #9cc2e5" fo:border-right="1pt solid #9cc2e5" fo:border-top="0.75pt solid #000001" fo:border-bottom="1pt solid #9cc2e5">
        <style:background-image/>
      </style:table-cell-properties>
    </style:style>
    <style:style style:name="Table2.B2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A3" style:family="table-cell">
      <style:table-cell-properties fo:background-color="#5b9bd5" fo:padding="0.176cm" fo:border-left="1pt solid #9cc2e5" fo:border-right="1pt solid #9cc2e5" fo:border-top="0.75pt solid #000001" fo:border-bottom="1pt solid #9cc2e5">
        <style:background-image/>
      </style:table-cell-properties>
    </style:style>
    <style:style style:name="Table2.B4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A5" style:family="table-cell">
      <style:table-cell-properties fo:padding="0.176cm" fo:border-left="1pt solid #9cc2e5" fo:border-right="1pt solid #9cc2e5" fo:border-top="0.75pt solid #000001" fo:border-bottom="1pt solid #9cc2e5"/>
    </style:style>
    <style:style style:name="Table2.B5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6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8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9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10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13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14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15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17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19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21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22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23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24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C26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C27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C28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C29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C30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31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33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34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C36" style:family="table-cell">
      <style:table-cell-properties fo:background-color="#deeaf6" fo:padding="0.176cm" fo:border-left="0.75pt solid #000001" fo:border-right="1pt solid #9cc2e5" fo:border-top="0.75pt solid #000001" fo:border-bottom="1pt solid #9cc2e5">
        <style:background-image/>
      </style:table-cell-properties>
    </style:style>
    <style:style style:name="Table2.C37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C38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C39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C40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C41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42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C43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45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46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B48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2.A49" style:family="table-cell">
      <style:table-cell-properties fo:padding="0.176cm" fo:border="0.75pt solid #000001"/>
    </style:style>
    <style:style style:name="Table2.B49" style:family="table-cell">
      <style:table-cell-properties fo:padding="0.176cm" fo:border="0.75pt solid #000001"/>
    </style:style>
    <style:style style:name="Table2.C49" style:family="table-cell">
      <style:table-cell-properties fo:padding="0.176cm" fo:border="0.75pt solid #000001"/>
    </style:style>
    <style:style style:name="Table3" style:family="table">
      <style:table-properties style:width="15.663cm" fo:margin-left="-0.203cm" fo:margin-top="0cm" fo:margin-bottom="0cm" table:align="left"/>
    </style:style>
    <style:style style:name="Table3.A" style:family="table-column">
      <style:table-column-properties style:column-width="4.39cm"/>
    </style:style>
    <style:style style:name="Table3.B" style:family="table-column">
      <style:table-column-properties style:column-width="11.273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5b9bd5" fo:padding="0.176cm" fo:border="1pt solid #5b9bd5">
        <style:background-image/>
      </style:table-cell-properties>
    </style:style>
    <style:style style:name="Table3.A2" style:family="table-cell">
      <style:table-cell-properties fo:background-color="#deeaf6" fo:padding="0.176cm" fo:border-left="1pt solid #9cc2e5" fo:border-right="1pt solid #9cc2e5" fo:border-top="0.75pt solid #000001" fo:border-bottom="1pt solid #9cc2e5">
        <style:background-image/>
      </style:table-cell-properties>
    </style:style>
    <style:style style:name="Table3.B2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Table3.B3" style:family="table-cell">
      <style:table-cell-properties fo:padding="0.176cm" fo:border-left="0.75pt solid #000001" fo:border-right="1pt solid #9cc2e5" fo:border-top="0.75pt solid #000001" fo:border-bottom="1pt solid #9cc2e5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5pt" style:font-size-asian="5pt" style:font-size-complex="5pt"/>
    </style:style>
    <style:style style:name="P3" style:family="paragraph" style:parent-style-name="Standard">
      <style:paragraph-properties fo:margin-top="0cm" fo:margin-bottom="0cm" loext:contextual-spacing="false"/>
      <style:text-properties style:font-name="Verdana" fo:font-size="8pt" style:font-name-asian="Verdana1" style:font-size-asian="8pt" style:font-name-complex="Verdana1" style:font-size-complex="8pt"/>
    </style:style>
    <style:style style:name="P4" style:family="paragraph" style:parent-style-name="Standard">
      <style:paragraph-properties fo:margin-top="0.106cm" fo:margin-bottom="0.106cm" loext:contextual-spacing="false" fo:line-height="100%"/>
    </style:style>
    <style:style style:name="P5" style:family="paragraph" style:parent-style-name="Standard">
      <style:paragraph-properties fo:margin-top="0.106cm" fo:margin-bottom="0.106cm" loext:contextual-spacing="false" fo:line-height="100%"/>
      <style:text-properties officeooo:paragraph-rsid="001e8945"/>
    </style:style>
    <style:style style:name="P6" style:family="paragraph" style:parent-style-name="Standard">
      <style:paragraph-properties fo:margin-top="0.106cm" fo:margin-bottom="0.106cm" loext:contextual-spacing="false" fo:line-height="100%">
        <style:tab-stops>
          <style:tab-stop style:position="13.714cm"/>
        </style:tab-stops>
      </style:paragraph-properties>
      <style:text-properties officeooo:paragraph-rsid="0024af82"/>
    </style:style>
    <style:style style:name="P7" style:family="paragraph" style:parent-style-name="Standard">
      <style:paragraph-properties fo:margin-top="0.106cm" fo:margin-bottom="0.106cm" loext:contextual-spacing="false" fo:line-height="100%"/>
      <style:text-properties officeooo:paragraph-rsid="0029286f"/>
    </style:style>
    <style:style style:name="P8" style:family="paragraph" style:parent-style-name="Standard">
      <style:paragraph-properties fo:margin-top="0.106cm" fo:margin-bottom="0.106cm" loext:contextual-spacing="false" fo:line-height="100%"/>
      <style:text-properties officeooo:paragraph-rsid="002c44d1"/>
    </style:style>
    <style:style style:name="P9" style:family="paragraph" style:parent-style-name="Standard">
      <style:paragraph-properties fo:margin-top="0.106cm" fo:margin-bottom="0.106cm" loext:contextual-spacing="false" fo:line-height="100%"/>
      <style:text-properties officeooo:paragraph-rsid="002efd5b"/>
    </style:style>
    <style:style style:name="P10" style:family="paragraph" style:parent-style-name="Standard">
      <style:paragraph-properties fo:margin-top="0.106cm" fo:margin-bottom="0.106cm" loext:contextual-spacing="false" fo:line-height="100%"/>
      <style:text-properties officeooo:rsid="001d487d" officeooo:paragraph-rsid="001d487d"/>
    </style:style>
    <style:style style:name="P11" style:family="paragraph" style:parent-style-name="Standard">
      <style:paragraph-properties fo:margin-top="0.106cm" fo:margin-bottom="0.106cm" loext:contextual-spacing="false" fo:line-height="100%"/>
      <style:text-properties officeooo:rsid="001e8945" officeooo:paragraph-rsid="001e8945"/>
    </style:style>
    <style:style style:name="P12" style:family="paragraph" style:parent-style-name="Standard">
      <style:paragraph-properties fo:margin-top="0.106cm" fo:margin-bottom="0.106cm" loext:contextual-spacing="false" fo:line-height="100%"/>
      <style:text-properties officeooo:rsid="001e8d89" officeooo:paragraph-rsid="001e8d89"/>
    </style:style>
    <style:style style:name="P13" style:family="paragraph" style:parent-style-name="Standard">
      <style:paragraph-properties fo:margin-top="0.106cm" fo:margin-bottom="0.106cm" loext:contextual-spacing="false" fo:line-height="100%"/>
      <style:text-properties officeooo:rsid="0022eb58" officeooo:paragraph-rsid="0022eb58"/>
    </style:style>
    <style:style style:name="P14" style:family="paragraph" style:parent-style-name="Standard">
      <style:paragraph-properties fo:margin-top="0.106cm" fo:margin-bottom="0.106cm" loext:contextual-spacing="false" fo:line-height="100%"/>
      <style:text-properties officeooo:rsid="002b5e0f" officeooo:paragraph-rsid="002b5e0f"/>
    </style:style>
    <style:style style:name="P15" style:family="paragraph" style:parent-style-name="Standard">
      <style:paragraph-properties fo:margin-top="0.106cm" fo:margin-bottom="0.106cm" loext:contextual-spacing="false" fo:line-height="100%"/>
      <style:text-properties officeooo:rsid="003031ea" officeooo:paragraph-rsid="003031ea"/>
    </style:style>
    <style:style style:name="P16" style:family="paragraph" style:parent-style-name="Standard">
      <style:paragraph-properties fo:margin-top="0.106cm" fo:margin-bottom="0.106cm" loext:contextual-spacing="false" fo:line-height="100%"/>
      <style:text-properties officeooo:rsid="0030f120" officeooo:paragraph-rsid="0030f120"/>
    </style:style>
    <style:style style:name="P17" style:family="paragraph" style:parent-style-name="Standard">
      <style:paragraph-properties fo:margin-top="0.106cm" fo:margin-bottom="0.106cm" loext:contextual-spacing="false" fo:line-height="100%"/>
      <style:text-properties officeooo:rsid="0033e479" officeooo:paragraph-rsid="0033e479"/>
    </style:style>
    <style:style style:name="P18" style:family="paragraph" style:parent-style-name="Standard">
      <style:paragraph-properties fo:margin-top="0.106cm" fo:margin-bottom="0.106cm" loext:contextual-spacing="false" fo:line-height="100%"/>
      <style:text-properties style:font-name="Verdana" fo:font-size="5pt" style:font-name-asian="Verdana1" style:font-size-asian="5pt" style:font-name-complex="Verdana1" style:font-size-complex="5pt"/>
    </style:style>
    <style:style style:name="P19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fo:background-color="#deeaf6" style:font-name-asian="Verdana1" style:font-size-asian="10pt" style:font-name-complex="Verdana1" style:font-size-complex="10pt"/>
    </style:style>
    <style:style style:name="P20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style:font-name-asian="Verdana1" style:font-size-asian="10pt" style:font-name-complex="Verdana1" style:font-size-complex="10pt"/>
    </style:style>
    <style:style style:name="P21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officeooo:paragraph-rsid="00388e61" style:font-name-asian="Verdana1" style:font-size-asian="10pt" style:font-name-complex="Verdana1" style:font-size-complex="10pt"/>
    </style:style>
    <style:style style:name="P22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officeooo:rsid="001d487d" officeooo:paragraph-rsid="001d487d" style:font-name-asian="Verdana1" style:font-size-asian="10pt" style:font-name-complex="Verdana1" style:font-size-complex="10pt"/>
    </style:style>
    <style:style style:name="P23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officeooo:rsid="0023c443" officeooo:paragraph-rsid="0023c443" style:font-name-asian="Verdana1" style:font-size-asian="10pt" style:font-name-complex="Verdana1" style:font-size-complex="10pt"/>
    </style:style>
    <style:style style:name="P24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officeooo:rsid="0029286f" officeooo:paragraph-rsid="0029286f" style:font-name-asian="Verdana1" style:font-size-asian="10pt" style:font-name-complex="Verdana1" style:font-size-complex="10pt"/>
    </style:style>
    <style:style style:name="P25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officeooo:rsid="002b8779" officeooo:paragraph-rsid="002b5e0f" style:font-name-asian="Verdana1" style:font-size-asian="10pt" style:font-name-complex="Verdana1" style:font-size-complex="10pt"/>
    </style:style>
    <style:style style:name="P26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officeooo:rsid="003031ea" officeooo:paragraph-rsid="002efd5b" style:font-name-asian="Verdana1" style:font-size-asian="10pt" style:font-name-complex="Verdana1" style:font-size-complex="10pt"/>
    </style:style>
    <style:style style:name="P27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officeooo:rsid="0030f120" officeooo:paragraph-rsid="003031ea" style:font-name-asian="Verdana1" style:font-size-asian="10pt" style:font-name-complex="Verdana1" style:font-size-complex="10pt"/>
    </style:style>
    <style:style style:name="P28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officeooo:rsid="0030f120" officeooo:paragraph-rsid="0030f120" style:font-name-asian="Verdana1" style:font-size-asian="10pt" style:font-name-complex="Verdana1" style:font-size-complex="10pt"/>
    </style:style>
    <style:style style:name="P29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officeooo:rsid="0032be51" officeooo:paragraph-rsid="0032be51" style:font-name-asian="Verdana1" style:font-size-asian="10pt" style:font-name-complex="Verdana1" style:font-size-complex="10pt"/>
    </style:style>
    <style:style style:name="P30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officeooo:rsid="0033e479" officeooo:paragraph-rsid="0033e479" style:font-name-asian="Verdana1" style:font-size-asian="10pt" style:font-name-complex="Verdana1" style:font-size-complex="10pt"/>
    </style:style>
    <style:style style:name="P31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fo:font-weight="bold" fo:background-color="#deeaf6" style:font-name-asian="Verdana1" style:font-size-asian="10pt" style:font-weight-asian="bold" style:font-name-complex="Verdana1" style:font-size-complex="10pt"/>
    </style:style>
    <style:style style:name="P32" style:family="paragraph" style:parent-style-name="Standard">
      <style:paragraph-properties fo:margin-top="0.106cm" fo:margin-bottom="0.106cm" loext:contextual-spacing="false" fo:line-height="100%"/>
      <style:text-properties style:font-name="Verdana" fo:font-size="8pt" style:font-name-asian="Verdana1" style:font-size-asian="8pt" style:font-name-complex="Verdana1" style:font-size-complex="8pt"/>
    </style:style>
    <style:style style:name="P33" style:family="paragraph" style:parent-style-name="Standard">
      <style:paragraph-properties fo:margin-top="0.106cm" fo:margin-bottom="0.106cm" loext:contextual-spacing="false" fo:line-height="100%"/>
      <style:text-properties fo:color="#ffffff" style:font-name="Verdana" fo:font-size="10pt" fo:background-color="#5b9bd5" style:font-name-asian="Verdana1" style:font-size-asian="10pt" style:font-name-complex="Verdana1" style:font-size-complex="10pt"/>
    </style:style>
    <style:style style:name="P34" style:family="paragraph" style:parent-style-name="Standard">
      <style:paragraph-properties fo:margin-top="0.106cm" fo:margin-bottom="0.106cm" loext:contextual-spacing="false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.106cm" fo:margin-bottom="0.106cm" loext:contextual-spacing="false" fo:line-height="100%"/>
      <style:text-properties fo:color="#000000" style:font-name="Verdana" fo:font-size="10pt" style:font-name-asian="Verdana1" style:font-size-asian="10pt" style:font-name-complex="Verdana1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style:font-name="Verdana" fo:font-size="10pt" fo:background-color="#deeaf6" style:font-name-asian="Verdana1" style:font-size-asian="10pt" style:font-name-complex="Verdana1" style:font-size-complex="10pt"/>
    </style:style>
    <style:style style:name="P38" style:family="paragraph" style:parent-style-name="Heading_20_1">
      <style:paragraph-properties fo:margin-top="0.847cm" fo:margin-bottom="0cm" loext:contextual-spacing="false" fo:line-height="100%" fo:keep-together="auto" fo:keep-with-next="auto"/>
      <style:text-properties style:font-name="Verdana" fo:font-size="14pt" fo:font-weight="bold" style:font-name-asian="Verdana1" style:font-size-asian="14pt" style:font-weight-asian="bold" style:font-name-complex="Verdana1" style:font-size-complex="14pt"/>
    </style:style>
    <style:style style:name="P39" style:family="paragraph" style:parent-style-name="Standard">
      <style:text-properties fo:color="#000000" style:font-name="Calibri" fo:font-size="13pt" fo:font-weight="bold" officeooo:paragraph-rsid="003afa45" style:font-size-asian="13pt" style:font-weight-asian="bold" style:font-size-complex="13pt"/>
    </style:style>
    <style:style style:name="P40" style:family="paragraph" style:parent-style-name="Standard">
      <style:text-properties fo:color="#000000" style:font-name="Calibri" fo:font-size="13pt" fo:font-weight="bold" officeooo:paragraph-rsid="003afa45" style:font-name-asian="Times New Roman" style:font-size-asian="13pt" style:font-weight-asian="bold" style:font-size-complex="13pt"/>
    </style:style>
    <style:style style:name="P41" style:family="paragraph" style:parent-style-name="Standard">
      <style:text-properties fo:color="#000000" style:font-name="Calibri" fo:font-size="13pt" fo:font-style="italic" fo:font-weight="bold" officeooo:paragraph-rsid="003afa45" style:font-name-asian="Times New Roman" style:font-size-asian="13pt" style:font-style-asian="italic" style:font-weight-asian="bold" style:font-size-complex="13pt"/>
    </style:style>
    <style:style style:name="P42" style:family="paragraph" style:parent-style-name="Standard">
      <style:text-properties fo:color="#000000" style:font-name="Calibri" fo:font-size="13pt" officeooo:rsid="0023ca36" officeooo:paragraph-rsid="003afa45" style:font-name-asian="Times New Roman" style:font-size-asian="13pt" style:font-size-complex="13pt"/>
    </style:style>
    <style:style style:name="P43" style:family="paragraph" style:parent-style-name="Standard">
      <style:text-properties fo:color="#000000" style:font-name="Calibri" fo:font-size="13pt" officeooo:paragraph-rsid="003afa45" style:font-name-asian="Times New Roman" style:font-size-asian="13pt" style:font-size-complex="13pt"/>
    </style:style>
    <style:style style:name="P44" style:family="paragraph" style:parent-style-name="Standard">
      <style:text-properties fo:color="#000000" style:font-name="Calibri" fo:font-size="13pt" officeooo:rsid="0022c932" officeooo:paragraph-rsid="003afa45" style:font-name-asian="Times New Roman" style:font-size-asian="13pt" style:font-size-complex="13pt"/>
    </style:style>
    <style:style style:name="P45" style:family="paragraph" style:parent-style-name="Standard">
      <style:text-properties fo:color="#000000" style:font-name="Calibri" fo:font-size="13pt" officeooo:rsid="00266a6f" officeooo:paragraph-rsid="003afa45" style:font-name-asian="Times New Roman" style:font-size-asian="13pt" style:font-size-complex="13pt"/>
    </style:style>
    <style:style style:name="P46" style:family="paragraph" style:parent-style-name="Standard">
      <style:text-properties fo:color="#000000" style:font-name="Calibri" fo:font-size="13pt" officeooo:rsid="002ac1d0" officeooo:paragraph-rsid="003afa45" style:font-name-asian="Times New Roman" style:font-size-asian="13pt" style:font-size-complex="13pt"/>
    </style:style>
    <style:style style:name="P47" style:family="paragraph" style:parent-style-name="Standard">
      <style:text-properties fo:color="#000000" style:font-name="Calibri" fo:font-size="13pt" officeooo:rsid="0025fbe0" officeooo:paragraph-rsid="003afa45" style:font-name-asian="Times New Roman" style:font-size-asian="13pt" style:font-size-complex="13pt"/>
    </style:style>
    <style:style style:name="P48" style:family="paragraph" style:parent-style-name="Standard">
      <style:text-properties fo:color="#000000" style:font-name="Calibri" fo:font-size="13pt" officeooo:rsid="00285dfc" officeooo:paragraph-rsid="003afa45" style:font-name-asian="Times New Roman" style:font-size-asian="13pt" style:font-size-complex="13pt"/>
    </style:style>
    <style:style style:name="P49" style:family="paragraph" style:parent-style-name="Standard">
      <style:text-properties fo:color="#000000" style:font-name="Calibri" officeooo:rsid="001b9c57" officeooo:paragraph-rsid="003afa45"/>
    </style:style>
    <style:style style:name="P50" style:family="paragraph" style:parent-style-name="Standard">
      <style:text-properties fo:color="#000000" style:font-name="Calibri" officeooo:paragraph-rsid="003afa45"/>
    </style:style>
    <style:style style:name="P51" style:family="paragraph" style:parent-style-name="Standard">
      <style:text-properties fo:color="#000000" style:font-name="Calibri" officeooo:rsid="002ac1d0" officeooo:paragraph-rsid="003afa45"/>
    </style:style>
    <style:style style:name="P52" style:family="paragraph" style:parent-style-name="Standard">
      <style:text-properties fo:color="#000000" officeooo:rsid="0020c794" officeooo:paragraph-rsid="003afa45"/>
    </style:style>
    <style:style style:name="P53" style:family="paragraph" style:parent-style-name="Standard">
      <style:text-properties fo:color="#000000" fo:font-weight="normal" officeooo:paragraph-rsid="003afa45" style:font-weight-asian="normal" style:font-weight-complex="normal"/>
    </style:style>
    <style:style style:name="P54" style:family="paragraph" style:parent-style-name="Standard">
      <style:text-properties fo:color="#000000" officeooo:rsid="0025fbe0" officeooo:paragraph-rsid="003afa45"/>
    </style:style>
    <style:style style:name="P55" style:family="paragraph" style:parent-style-name="Standard">
      <style:text-properties fo:color="#000000" officeooo:rsid="00285dfc" officeooo:paragraph-rsid="003afa45"/>
    </style:style>
    <style:style style:name="P56" style:family="paragraph" style:parent-style-name="Standard">
      <style:text-properties fo:color="#000000" officeooo:rsid="0029e103" officeooo:paragraph-rsid="003afa45"/>
    </style:style>
    <style:style style:name="P57" style:family="paragraph" style:parent-style-name="Standard">
      <style:text-properties fo:color="#000000" officeooo:paragraph-rsid="003afa45"/>
    </style:style>
    <style:style style:name="P58" style:family="paragraph" style:parent-style-name="Standard">
      <style:text-properties style:font-name="Calibri" fo:font-size="13pt" fo:font-weight="bold" officeooo:paragraph-rsid="003afa45" style:font-name-asian="Times New Roman" style:font-size-asian="13pt" style:font-weight-asian="bold" style:font-size-complex="13pt"/>
    </style:style>
    <style:style style:name="P59" style:family="paragraph" style:parent-style-name="Standard">
      <style:text-properties style:font-name="Calibri" fo:font-size="13pt" fo:font-style="italic" fo:font-weight="bold" officeooo:paragraph-rsid="003afa45" style:font-name-asian="Times New Roman" style:font-size-asian="13pt" style:font-style-asian="italic" style:font-weight-asian="bold" style:font-size-complex="13pt"/>
    </style:style>
    <style:style style:name="P60" style:family="paragraph" style:parent-style-name="Standard">
      <style:text-properties style:font-name="Calibri" officeooo:paragraph-rsid="003afa45"/>
    </style:style>
    <style:style style:name="P61" style:family="paragraph" style:parent-style-name="Standard">
      <style:text-properties officeooo:paragraph-rsid="003afa45"/>
    </style:style>
    <style:style style:name="P62" style:family="paragraph" style:parent-style-name="Standard">
      <style:text-properties fo:color="#0000ff" style:font-name="Calibri" fo:font-size="13pt" officeooo:paragraph-rsid="003afa45" style:font-name-asian="Times New Roman" style:font-size-asian="13pt" style:font-size-complex="13pt"/>
    </style:style>
    <style:style style:name="P6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fo:color="#000000" style:font-name="Calibri" officeooo:paragraph-rsid="003afa45"/>
    </style:style>
    <style:style style:name="P64" style:family="paragraph" style:parent-style-name="Standard">
      <style:paragraph-properties fo:margin-left="0.635cm" fo:margin-right="0cm" fo:text-indent="0cm" style:auto-text-indent="false"/>
      <style:text-properties fo:color="#000000" style:font-name="Calibri" fo:font-size="13pt" officeooo:paragraph-rsid="003afa45" style:font-name-asian="Times New Roman" style:font-size-asian="13pt" style:font-size-complex="13pt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fo:color="#000000" officeooo:paragraph-rsid="003afa45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fo:color="#000000" style:font-name="Calibri" fo:font-size="13pt" fo:font-weight="bold" officeooo:paragraph-rsid="003afa45" style:font-name-asian="Times New Roman" style:font-size-asian="13pt" style:font-weight-asian="bold" style:font-size-complex="13pt"/>
    </style:style>
    <style:style style:name="P67" style:family="paragraph" style:parent-style-name="Standard">
      <style:paragraph-properties fo:margin-left="1.27cm" fo:margin-right="0cm" fo:text-indent="0cm" style:auto-text-indent="false"/>
      <style:text-properties officeooo:paragraph-rsid="003afa45"/>
    </style:style>
    <style:style style:name="P68" style:family="paragraph" style:parent-style-name="Standard">
      <style:paragraph-properties fo:margin-left="2.54cm" fo:margin-right="0cm" fo:text-indent="0cm" style:auto-text-indent="false"/>
      <style:text-properties fo:color="#000000" officeooo:paragraph-rsid="003afa45"/>
    </style:style>
    <style:style style:name="P69" style:family="paragraph" style:parent-style-name="Standard">
      <style:paragraph-properties fo:margin-left="0.667cm" fo:margin-right="0cm" fo:text-indent="0cm" style:auto-text-indent="false"/>
      <style:text-properties fo:color="#000000" style:font-name="Calibri" officeooo:paragraph-rsid="003afa45"/>
    </style:style>
    <style:style style:name="P70" style:family="paragraph" style:parent-style-name="Standard">
      <style:paragraph-properties fo:margin-left="0.751cm" fo:margin-right="0cm" fo:text-indent="-0.751cm" style:auto-text-indent="false"/>
      <style:text-properties officeooo:paragraph-rsid="003afa45"/>
    </style:style>
    <style:style style:name="P71" style:family="paragraph" style:parent-style-name="Standard">
      <style:paragraph-properties fo:margin-left="0.751cm" fo:margin-right="0cm" fo:text-indent="-0.751cm" style:auto-text-indent="false"/>
      <style:text-properties fo:color="#000000" style:font-name="Calibri" officeooo:rsid="0020110a" officeooo:paragraph-rsid="003afa45"/>
    </style:style>
    <style:style style:name="P72" style:family="paragraph" style:parent-style-name="Text_20_body">
      <style:text-properties fo:color="#000000" fo:font-weight="normal" officeooo:rsid="0023ca36" officeooo:paragraph-rsid="003afa45" style:font-weight-asian="normal" style:font-weight-complex="normal"/>
    </style:style>
    <style:style style:name="P73" style:family="paragraph" style:parent-style-name="UP_20_Section_20_Heading">
      <style:text-properties fo:color="#000000" style:font-name="Calibri" fo:font-weight="normal" officeooo:paragraph-rsid="003afa45" style:font-name-asian="Times New Roman" style:font-weight-asian="normal" style:font-size-complex="13pt"/>
    </style:style>
    <style:style style:name="P74" style:family="paragraph" style:parent-style-name="UP_20_Section_20_Heading">
      <style:text-properties fo:color="#000000" style:font-name="Calibri" fo:font-weight="normal" officeooo:rsid="001e8f51" officeooo:paragraph-rsid="003afa45" style:font-name-asian="Times New Roman" style:font-weight-asian="normal" style:font-size-complex="13pt"/>
    </style:style>
    <style:style style:name="P75" style:family="paragraph" style:parent-style-name="UP_20_Section_20_Heading">
      <style:text-properties fo:color="#000000" style:font-name="Calibri" fo:font-weight="normal" officeooo:rsid="0020110a" officeooo:paragraph-rsid="003afa45" style:font-name-asian="Times New Roman" style:font-weight-asian="normal" style:font-size-complex="13pt"/>
    </style:style>
    <style:style style:name="P76" style:family="paragraph" style:parent-style-name="UP_20_Section_20_Heading">
      <style:text-properties fo:color="#000000" style:font-name="Calibri" fo:font-weight="normal" officeooo:rsid="00204acb" officeooo:paragraph-rsid="003afa45" style:font-name-asian="Times New Roman" style:font-weight-asian="normal" style:font-size-complex="13pt"/>
    </style:style>
    <style:style style:name="P77" style:family="paragraph" style:parent-style-name="UP_20_Section_20_Heading">
      <style:text-properties fo:color="#000000" style:font-name="Calibri" fo:font-weight="normal" officeooo:rsid="001e18b3" officeooo:paragraph-rsid="003afa45" style:font-weight-asian="normal"/>
    </style:style>
    <style:style style:name="P78" style:family="paragraph" style:parent-style-name="UP_20_Section_20_Heading">
      <style:text-properties fo:color="#000000" style:font-name="Calibri" officeooo:paragraph-rsid="003afa45"/>
    </style:style>
    <style:style style:name="P79" style:family="paragraph" style:parent-style-name="UP_20_Section_20_Heading">
      <style:text-properties fo:color="#000000" style:font-name="Calibri" officeooo:paragraph-rsid="003afa45" style:font-name-asian="Times New Roman" style:font-size-complex="13pt"/>
    </style:style>
    <style:style style:name="P80" style:family="paragraph" style:parent-style-name="UP_20_Section_20_Heading">
      <style:text-properties fo:color="#000000" officeooo:rsid="0020110a" officeooo:paragraph-rsid="003afa45"/>
    </style:style>
    <style:style style:name="P81" style:family="paragraph" style:parent-style-name="UP_20_Section_20_Heading">
      <style:text-properties fo:color="#000000" officeooo:paragraph-rsid="003afa45"/>
    </style:style>
    <style:style style:name="P82" style:family="paragraph" style:parent-style-name="UP_20_Paper_20_Title">
      <style:text-properties fo:color="#000000" style:font-name="Calibri" fo:font-size="13pt" officeooo:paragraph-rsid="003afa45" style:font-size-asian="13pt" style:font-size-complex="13pt"/>
    </style:style>
    <style:style style:name="P83" style:family="paragraph" style:parent-style-name="UP_20_Paper_20_Title">
      <style:text-properties fo:color="#000000" officeooo:paragraph-rsid="003afa45"/>
    </style:style>
    <style:style style:name="P8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</style:style>
    <style:style style:name="P85" style:family="paragraph" style:parent-style-name="Standard">
      <style:paragraph-properties fo:margin-top="0cm" fo:margin-bottom="0cm" loext:contextual-spacing="false"/>
    </style:style>
    <style:style style:name="P86" style:family="paragraph" style:parent-style-name="Standard" style:list-style-name="L1">
      <style:text-properties officeooo:paragraph-rsid="003afa45"/>
    </style:style>
    <style:style style:name="P87" style:family="paragraph" style:parent-style-name="Standard" style:list-style-name="L1">
      <style:text-properties officeooo:rsid="0025fbe0" officeooo:paragraph-rsid="003afa45"/>
    </style:style>
    <style:style style:name="P88" style:family="paragraph" style:parent-style-name="Standard" style:list-style-name="L1">
      <style:text-properties officeooo:rsid="00266a6f" officeooo:paragraph-rsid="003afa45"/>
    </style:style>
    <style:style style:name="P89" style:family="paragraph" style:parent-style-name="Standard" style:list-style-name="">
      <style:text-properties fo:color="#000000" style:font-name="Calibri" fo:font-size="13pt" fo:font-weight="bold" officeooo:paragraph-rsid="003afa45" style:font-name-asian="Times New Roman" style:font-size-asian="13pt" style:font-weight-asian="bold" style:font-size-complex="13pt" style:font-weight-complex="bold"/>
    </style:style>
    <style:style style:name="P90" style:family="paragraph" style:parent-style-name="Standard">
      <style:paragraph-properties fo:margin-top="0.106cm" fo:margin-bottom="0.106cm" loext:contextual-spacing="false" fo:line-height="100%"/>
    </style:style>
    <style:style style:name="P91" style:family="paragraph" style:parent-style-name="Standard">
      <style:paragraph-properties fo:margin-top="0.106cm" fo:margin-bottom="0.106cm" loext:contextual-spacing="false" fo:line-height="100%"/>
      <style:text-properties officeooo:paragraph-rsid="00426012"/>
    </style:style>
    <style:style style:name="P92" style:family="paragraph" style:parent-style-name="Standard">
      <style:paragraph-properties fo:margin-top="0.106cm" fo:margin-bottom="0.106cm" loext:contextual-spacing="false" fo:line-height="100%"/>
      <style:text-properties fo:color="#000000"/>
    </style:style>
    <style:style style:name="P93" style:family="paragraph" style:parent-style-name="Standard">
      <style:paragraph-properties fo:margin-top="0.106cm" fo:margin-bottom="0.106cm" loext:contextual-spacing="false" fo:line-height="100%"/>
      <style:text-properties fo:color="#000000" style:font-name="Verdana" fo:font-size="10pt" style:font-name-asian="Verdana1" style:font-size-asian="10pt" style:font-name-complex="Verdana1" style:font-size-complex="10pt"/>
    </style:style>
    <style:style style:name="P94" style:family="paragraph" style:parent-style-name="Standard">
      <style:paragraph-properties fo:margin-top="0.106cm" fo:margin-bottom="0.106cm" loext:contextual-spacing="false" fo:line-height="100%"/>
      <style:text-properties fo:color="#000000" style:font-name="Verdana" fo:font-size="10pt" fo:background-color="#5b9bd5" style:font-name-asian="Verdana1" style:font-size-asian="10pt" style:font-name-complex="Verdana1" style:font-size-complex="10pt"/>
    </style:style>
    <style:style style:name="P95" style:family="paragraph" style:parent-style-name="Standard">
      <style:paragraph-properties fo:margin-top="0.106cm" fo:margin-bottom="0.106cm" loext:contextual-spacing="false" fo:line-height="100%"/>
      <style:text-properties officeooo:rsid="00426012" officeooo:paragraph-rsid="00426012" fo:background-color="transparent"/>
    </style:style>
    <style:style style:name="P96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style:font-name-asian="Verdana1" style:font-size-asian="10pt" style:font-name-complex="Verdana1" style:font-size-complex="10pt"/>
    </style:style>
    <style:style style:name="P97" style:family="paragraph" style:parent-style-name="Standard">
      <style:paragraph-properties fo:margin-top="0.106cm" fo:margin-bottom="0.106cm" loext:contextual-spacing="false" fo:line-height="100%"/>
      <style:text-properties style:font-name="Verdana" fo:font-size="10pt" officeooo:rsid="0042c8e5" officeooo:paragraph-rsid="0042c8e5" style:font-name-asian="Verdana1" style:font-size-asian="10pt" style:font-name-complex="Verdana1" style:font-size-complex="10pt"/>
    </style:style>
    <style:style style:name="T1" style:family="text">
      <style:text-properties style:font-name="Verdana" fo:font-size="10pt" fo:background-color="#deeaf6" loext:char-shading-value="0" style:font-name-asian="Verdana1" style:font-size-asian="10pt" style:font-name-complex="Verdana1" style:font-size-complex="10pt"/>
    </style:style>
    <style:style style:name="T2" style:family="text">
      <style:text-properties style:font-name="Verdana" fo:font-size="10pt" style:font-name-asian="Verdana1" style:font-size-asian="10pt" style:font-name-complex="Verdana1" style:font-size-complex="10pt"/>
    </style:style>
    <style:style style:name="T3" style:family="text">
      <style:text-properties style:font-name="Verdana" fo:font-size="10pt" officeooo:rsid="001e8945" style:font-name-asian="Verdana1" style:font-size-asian="10pt" style:font-name-complex="Verdana1" style:font-size-complex="10pt"/>
    </style:style>
    <style:style style:name="T4" style:family="text">
      <style:text-properties style:font-name="Verdana" fo:font-size="10pt" officeooo:rsid="001e8d89" style:font-name-asian="Verdana1" style:font-size-asian="10pt" style:font-name-complex="Verdana1" style:font-size-complex="10pt"/>
    </style:style>
    <style:style style:name="T5" style:family="text">
      <style:text-properties style:font-name="Verdana" fo:font-size="10pt" officeooo:rsid="001f61d3" style:font-name-asian="Verdana1" style:font-size-asian="10pt" style:font-name-complex="Verdana1" style:font-size-complex="10pt"/>
    </style:style>
    <style:style style:name="T6" style:family="text">
      <style:text-properties style:font-name="Verdana" fo:font-size="10pt" officeooo:rsid="0020c8f2" style:font-name-asian="Verdana1" style:font-size-asian="10pt" style:font-name-complex="Verdana1" style:font-size-complex="10pt"/>
    </style:style>
    <style:style style:name="T7" style:family="text">
      <style:text-properties style:font-name="Verdana" fo:font-size="10pt" officeooo:rsid="00211bf5" style:font-name-asian="Verdana1" style:font-size-asian="10pt" style:font-name-complex="Verdana1" style:font-size-complex="10pt"/>
    </style:style>
    <style:style style:name="T8" style:family="text">
      <style:text-properties style:font-name="Verdana" fo:font-size="10pt" officeooo:rsid="0022eb58" style:font-name-asian="Verdana1" style:font-size-asian="10pt" style:font-name-complex="Verdana1" style:font-size-complex="10pt"/>
    </style:style>
    <style:style style:name="T9" style:family="text">
      <style:text-properties style:font-name="Verdana" fo:font-size="10pt" officeooo:rsid="0023c443" style:font-name-asian="Verdana1" style:font-size-asian="10pt" style:font-name-complex="Verdana1" style:font-size-complex="10pt"/>
    </style:style>
    <style:style style:name="T10" style:family="text">
      <style:text-properties style:font-name="Verdana" fo:font-size="10pt" officeooo:rsid="0024af82" style:font-name-asian="Verdana1" style:font-size-asian="10pt" style:font-name-complex="Verdana1" style:font-size-complex="10pt"/>
    </style:style>
    <style:style style:name="T11" style:family="text">
      <style:text-properties style:font-name="Verdana" fo:font-size="10pt" officeooo:rsid="00254eed" style:font-name-asian="Verdana1" style:font-size-asian="10pt" style:font-name-complex="Verdana1" style:font-size-complex="10pt"/>
    </style:style>
    <style:style style:name="T12" style:family="text">
      <style:text-properties style:font-name="Verdana" fo:font-size="10pt" officeooo:rsid="00273a77" style:font-name-asian="Verdana1" style:font-size-asian="10pt" style:font-name-complex="Verdana1" style:font-size-complex="10pt"/>
    </style:style>
    <style:style style:name="T13" style:family="text">
      <style:text-properties style:font-name="Verdana" fo:font-size="10pt" officeooo:rsid="002a98e4" style:font-name-asian="Verdana1" style:font-size-asian="10pt" style:font-name-complex="Verdana1" style:font-size-complex="10pt"/>
    </style:style>
    <style:style style:name="T14" style:family="text">
      <style:text-properties style:font-name="Verdana" fo:font-size="10pt" officeooo:rsid="002b5e0f" style:font-name-asian="Verdana1" style:font-size-asian="10pt" style:font-name-complex="Verdana1" style:font-size-complex="10pt"/>
    </style:style>
    <style:style style:name="T15" style:family="text">
      <style:text-properties style:font-name="Verdana" fo:font-size="10pt" officeooo:rsid="0029286f" style:font-name-asian="Verdana1" style:font-size-asian="10pt" style:font-name-complex="Verdana1" style:font-size-complex="10pt"/>
    </style:style>
    <style:style style:name="T16" style:family="text">
      <style:text-properties style:font-name="Verdana" fo:font-size="10pt" officeooo:rsid="002b8779" style:font-name-asian="Verdana1" style:font-size-asian="10pt" style:font-name-complex="Verdana1" style:font-size-complex="10pt"/>
    </style:style>
    <style:style style:name="T17" style:family="text">
      <style:text-properties style:font-name="Verdana" fo:font-size="10pt" officeooo:rsid="002dccd6" style:font-name-asian="Verdana1" style:font-size-asian="10pt" style:font-name-complex="Verdana1" style:font-size-complex="10pt"/>
    </style:style>
    <style:style style:name="T18" style:family="text">
      <style:text-properties style:font-name="Verdana" fo:font-size="10pt" officeooo:rsid="002c44d1" style:font-name-asian="Verdana1" style:font-size-asian="10pt" style:font-name-complex="Verdana1" style:font-size-complex="10pt"/>
    </style:style>
    <style:style style:name="T19" style:family="text">
      <style:text-properties style:font-name="Verdana" fo:font-size="10pt" officeooo:rsid="002df570" style:font-name-asian="Verdana1" style:font-size-asian="10pt" style:font-name-complex="Verdana1" style:font-size-complex="10pt"/>
    </style:style>
    <style:style style:name="T20" style:family="text">
      <style:text-properties style:font-name="Verdana" fo:font-size="10pt" officeooo:rsid="002efd5b" style:font-name-asian="Verdana1" style:font-size-asian="10pt" style:font-name-complex="Verdana1" style:font-size-complex="10pt"/>
    </style:style>
    <style:style style:name="T21" style:family="text">
      <style:text-properties style:font-name="Verdana" fo:font-size="10pt" officeooo:rsid="003031ea" style:font-name-asian="Verdana1" style:font-size-asian="10pt" style:font-name-complex="Verdana1" style:font-size-complex="10pt"/>
    </style:style>
    <style:style style:name="T22" style:family="text">
      <style:text-properties style:font-name="Verdana" fo:font-size="10pt" officeooo:rsid="0030f120" style:font-name-asian="Verdana1" style:font-size-asian="10pt" style:font-name-complex="Verdana1" style:font-size-complex="10pt"/>
    </style:style>
    <style:style style:name="T23" style:family="text">
      <style:text-properties style:font-name="Verdana" fo:font-size="10pt" officeooo:rsid="0032be51" style:font-name-asian="Verdana1" style:font-size-asian="10pt" style:font-name-complex="Verdana1" style:font-size-complex="10pt"/>
    </style:style>
    <style:style style:name="T24" style:family="text">
      <style:text-properties style:font-name="Verdana" fo:font-size="10pt" officeooo:rsid="0033e479" style:font-name-asian="Verdana1" style:font-size-asian="10pt" style:font-name-complex="Verdana1" style:font-size-complex="10pt"/>
    </style:style>
    <style:style style:name="T25" style:family="text">
      <style:text-properties style:font-name="Verdana" fo:font-size="10pt" officeooo:rsid="00343fdd" style:font-name-asian="Verdana1" style:font-size-asian="10pt" style:font-name-complex="Verdana1" style:font-size-complex="10pt"/>
    </style:style>
    <style:style style:name="T26" style:family="text">
      <style:text-properties style:font-name="Verdana" fo:font-size="10pt" officeooo:rsid="0041e197" style:font-name-asian="Verdana1" style:font-size-asian="10pt" style:font-name-complex="Verdana1" style:font-size-complex="10pt"/>
    </style:style>
    <style:style style:name="T27" style:family="text">
      <style:text-properties style:font-name="Verdana" fo:font-size="10pt" officeooo:rsid="0032641e" style:font-name-asian="Verdana1" style:font-size-asian="10pt" style:font-name-complex="Verdana1" style:font-size-complex="10pt"/>
    </style:style>
    <style:style style:name="T28" style:family="text">
      <style:text-properties style:font-name="Verdana" fo:font-size="10pt" officeooo:rsid="00426012" style:font-name-asian="Verdana1" style:font-size-asian="10pt" style:font-name-complex="Verdana1" style:font-size-complex="10pt"/>
    </style:style>
    <style:style style:name="T29" style:family="text">
      <style:text-properties style:font-name="Verdana" fo:font-size="10pt" officeooo:rsid="0042c8e5" style:font-name-asian="Verdana1" style:font-size-asian="10pt" style:font-name-complex="Verdana1" style:font-size-complex="10pt"/>
    </style:style>
    <style:style style:name="T30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31" style:family="text">
      <style:text-properties style:font-name="Verdana" fo:font-size="10pt" fo:font-style="italic" fo:background-color="#deeaf6" loext:char-shading-value="0" style:font-name-asian="Verdana1" style:font-size-asian="10pt" style:font-style-asian="italic" style:font-name-complex="Verdana1" style:font-size-complex="10pt"/>
    </style:style>
    <style:style style:name="T32" style:family="text">
      <style:text-properties style:font-name="Verdana" fo:font-size="8pt" style:font-name-asian="Verdana1" style:font-size-asian="8pt" style:font-name-complex="Verdana1" style:font-size-complex="8pt"/>
    </style:style>
    <style:style style:name="T33" style:family="text">
      <style:text-properties style:font-name="Verdana" fo:font-size="13pt" fo:font-style="normal" fo:font-weight="normal" officeooo:rsid="0025fbe0" style:font-name-asian="Verdana1" style:font-size-asian="13pt" style:font-style-asian="normal" style:font-weight-asian="normal" style:font-name-complex="Verdana1" style:font-size-complex="13pt" style:font-style-complex="normal" style:font-weight-complex="normal"/>
    </style:style>
    <style:style style:name="T34" style:family="text">
      <style:text-properties fo:color="#1155cc" style:font-name="Verdana" fo:font-size="10pt" fo:font-style="italic" style:text-underline-style="solid" style:text-underline-width="auto" style:text-underline-color="font-color" fo:background-color="#deeaf6" loext:char-shading-value="0" style:font-name-asian="Verdana1" style:font-size-asian="10pt" style:font-style-asian="italic" style:font-name-complex="Verdana1" style:font-size-complex="10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style:font-name="Calibri"/>
    </style:style>
    <style:style style:name="T37" style:family="text">
      <style:text-properties style:font-name="Calibri" fo:font-size="13pt" fo:font-weight="bold" style:font-name-asian="Times New Roman" style:font-size-asian="13pt" style:font-weight-asian="bold" style:font-size-complex="13pt"/>
    </style:style>
    <style:style style:name="T38" style:family="text">
      <style:text-properties style:font-name="Calibri" fo:font-size="13pt" style:font-size-asian="13pt" style:font-size-complex="13pt"/>
    </style:style>
    <style:style style:name="T39" style:family="text">
      <style:text-properties style:font-name="Calibri" fo:font-size="13pt" officeooo:rsid="001b9c57" style:font-size-asian="13pt" style:font-size-complex="13pt"/>
    </style:style>
    <style:style style:name="T40" style:family="text">
      <style:text-properties style:font-name="Calibri" fo:font-size="13pt" style:font-name-asian="Times New Roman" style:font-size-asian="13pt" style:font-size-complex="13pt"/>
    </style:style>
    <style:style style:name="T41" style:family="text">
      <style:text-properties style:font-name="Calibri" fo:font-size="13pt" officeooo:rsid="00224bca" style:font-name-asian="Times New Roman" style:font-size-asian="13pt" style:font-size-complex="13pt"/>
    </style:style>
    <style:style style:name="T42" style:family="text">
      <style:text-properties style:font-name="Calibri" fo:font-size="13pt" officeooo:rsid="0022c932" style:font-name-asian="Times New Roman" style:font-size-asian="13pt" style:font-size-complex="13pt"/>
    </style:style>
    <style:style style:name="T43" style:family="text">
      <style:text-properties style:font-name="Calibri" fo:font-size="13pt" officeooo:rsid="0023aff5" style:font-name-asian="Times New Roman" style:font-size-asian="13pt" style:font-size-complex="13pt"/>
    </style:style>
    <style:style style:name="T44" style:family="text">
      <style:text-properties style:font-name="Calibri" fo:font-size="13pt" officeooo:rsid="0023ca36" style:font-name-asian="Times New Roman" style:font-size-asian="13pt" style:font-size-complex="13pt"/>
    </style:style>
    <style:style style:name="T45" style:family="text">
      <style:text-properties style:font-name="Calibri" fo:font-size="13pt" officeooo:rsid="002ac1d0" style:font-name-asian="Times New Roman" style:font-size-asian="13pt" style:font-size-complex="13pt"/>
    </style:style>
    <style:style style:name="T46" style:family="text">
      <style:text-properties style:font-name="Calibri" fo:font-size="13pt" officeooo:rsid="002b773f" style:font-name-asian="Times New Roman" style:font-size-asian="13pt" style:font-size-complex="13pt"/>
    </style:style>
    <style:style style:name="T47" style:family="text">
      <style:text-properties style:font-name="Calibri" fo:font-size="13pt" officeooo:rsid="0025b147" style:font-name-asian="Times New Roman" style:font-size-asian="13pt" style:font-size-complex="13pt"/>
    </style:style>
    <style:style style:name="T48" style:family="text">
      <style:text-properties style:font-name="Calibri" fo:font-size="13pt" officeooo:rsid="0025fbe0" style:font-name-asian="Times New Roman" style:font-size-asian="13pt" style:font-size-complex="13pt"/>
    </style:style>
    <style:style style:name="T49" style:family="text">
      <style:text-properties style:font-name="Calibri" fo:font-size="13pt" officeooo:rsid="0029e103" style:font-name-asian="Times New Roman" style:font-size-asian="13pt" style:font-size-complex="13pt"/>
    </style:style>
    <style:style style:name="T50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size-complex="13pt"/>
    </style:style>
    <style:style style:name="T51" style:family="text">
      <style:text-properties style:font-name="Calibri" fo:font-size="13pt" fo:font-style="italic" fo:font-weight="bold" officeooo:rsid="002ac1d0" style:font-name-asian="Times New Roman" style:font-size-asian="13pt" style:font-style-asian="italic" style:font-weight-asian="bold" style:font-size-complex="13pt"/>
    </style:style>
    <style:style style:name="T52" style:family="text">
      <style:text-properties style:font-name="Calibri" fo:font-size="13pt" fo:font-style="italic" style:font-name-asian="Times New Roman" style:font-size-asian="13pt" style:font-style-asian="italic" style:font-size-complex="13pt"/>
    </style:style>
    <style:style style:name="T53" style:family="text">
      <style:text-properties style:font-name="Calibri" fo:font-size="13pt" fo:font-style="italic" officeooo:rsid="002ac1d0" style:font-name-asian="Times New Roman" style:font-size-asian="13pt" style:font-style-asian="italic" style:font-size-complex="13pt"/>
    </style:style>
    <style:style style:name="T54" style:family="text">
      <style:text-properties style:font-name="Calibri" fo:font-size="13pt" fo:font-style="italic" fo:font-weight="normal" officeooo:rsid="0025b147" style:font-name-asian="Times New Roman" style:font-size-asian="13pt" style:font-style-asian="italic" style:font-weight-asian="normal" style:font-size-complex="13pt" style:font-weight-complex="normal"/>
    </style:style>
    <style:style style:name="T55" style:family="text">
      <style:text-properties style:font-name="Calibri" fo:font-size="13pt" fo:font-style="italic" fo:font-weight="normal" officeooo:rsid="0025fbe0" style:font-name-asian="Times New Roman" style:font-size-asian="13pt" style:font-style-asian="italic" style:font-weight-asian="normal" style:font-size-complex="13pt" style:font-weight-complex="normal"/>
    </style:style>
    <style:style style:name="T56" style:family="text">
      <style:text-properties style:font-name="Calibri" fo:font-size="13pt" fo:font-style="normal" style:font-name-asian="Times New Roman" style:font-size-asian="13pt" style:font-style-asian="normal" style:font-size-complex="13pt" style:font-style-complex="normal"/>
    </style:style>
    <style:style style:name="T57" style:family="text">
      <style:text-properties style:font-name="Calibri" fo:font-size="13pt" fo:font-style="normal" officeooo:rsid="002ac1d0" style:font-name-asian="Times New Roman" style:font-size-asian="13pt" style:font-style-asian="normal" style:font-size-complex="13pt" style:font-style-complex="normal"/>
    </style:style>
    <style:style style:name="T58" style:family="text">
      <style:text-properties style:font-name="Calibri" fo:font-size="13pt" fo:font-style="normal" officeooo:rsid="000900e6" style:font-name-asian="Times New Roman" style:font-size-asian="13pt" style:font-style-asian="normal" style:font-size-complex="13pt" style:font-style-complex="normal"/>
    </style:style>
    <style:style style:name="T59" style:family="text">
      <style:text-properties style:font-name="Calibri" fo:font-size="13pt" fo:font-style="normal" officeooo:rsid="000900e6" style:font-name-asian="Times New Roman" style:font-size-asian="13pt" style:font-style-asian="normal" style:font-name-complex="Verdana1" style:font-size-complex="13pt" style:font-style-complex="normal"/>
    </style:style>
    <style:style style:name="T60" style:family="text">
      <style:text-properties style:font-name="Calibri" fo:font-size="13pt" fo:font-weight="normal" style:font-name-asian="Times New Roman" style:font-size-asian="13pt" style:font-weight-asian="normal" style:font-size-complex="13pt" style:font-weight-complex="normal"/>
    </style:style>
    <style:style style:name="T61" style:family="text">
      <style:text-properties style:font-name="Calibri" fo:font-style="italic" style:font-style-asian="italic"/>
    </style:style>
    <style:style style:name="T62" style:family="text">
      <style:text-properties style:font-name="Calibri" officeooo:rsid="001c7e1b"/>
    </style:style>
    <style:style style:name="T63" style:family="text">
      <style:text-properties style:font-name="Calibri" officeooo:rsid="001e18b3"/>
    </style:style>
    <style:style style:name="T64" style:family="text">
      <style:text-properties style:font-name="Calibri" fo:font-weight="normal" style:font-name-asian="Times New Roman" style:font-weight-asian="normal" style:font-size-complex="13pt"/>
    </style:style>
    <style:style style:name="T65" style:family="text">
      <style:text-properties style:font-name="Calibri" fo:font-weight="normal" officeooo:rsid="001e8f51" style:font-name-asian="Times New Roman" style:font-weight-asian="normal" style:font-size-complex="13pt"/>
    </style:style>
    <style:style style:name="T66" style:family="text">
      <style:text-properties style:font-name="Calibri" fo:font-weight="normal" officeooo:rsid="0020110a" style:font-name-asian="Times New Roman" style:font-weight-asian="normal" style:font-size-complex="13pt"/>
    </style:style>
    <style:style style:name="T67" style:family="text">
      <style:text-properties style:font-name="Calibri" fo:font-weight="normal" officeooo:rsid="00204acb" style:font-name-asian="Times New Roman" style:font-weight-asian="normal" style:font-size-complex="13pt"/>
    </style:style>
    <style:style style:name="T68" style:family="text">
      <style:text-properties style:font-name="Calibri" fo:font-weight="normal" officeooo:rsid="00224bca" style:font-name-asian="Times New Roman" style:font-weight-asian="normal" style:font-size-complex="13pt"/>
    </style:style>
    <style:style style:name="T69" style:family="text">
      <style:text-properties style:font-name="Calibri" fo:font-weight="normal" officeooo:rsid="0020859c" style:font-name-asian="Times New Roman" style:font-weight-asian="normal" style:font-size-complex="13pt"/>
    </style:style>
    <style:style style:name="T70" style:family="text">
      <style:text-properties style:font-name="Calibri" officeooo:rsid="002ac1d0"/>
    </style:style>
    <style:style style:name="T71" style:family="text">
      <style:text-properties fo:color="#0000ff" style:font-name="Verdana" fo:font-size="8pt" style:font-name-asian="Verdana1" style:font-size-asian="8pt" style:font-name-complex="Verdana1" style:font-size-complex="8pt"/>
    </style:style>
    <style:style style:name="T72" style:family="text">
      <style:text-properties fo:color="#0000ff" style:font-name="Calibri" fo:font-size="13pt" style:font-name-asian="Times New Roman" style:font-size-asian="13pt" style:font-size-complex="13pt"/>
    </style:style>
    <style:style style:name="T73" style:family="text">
      <style:text-properties officeooo:rsid="00343fdd"/>
    </style:style>
    <style:style style:name="T74" style:family="text">
      <style:text-properties officeooo:rsid="00352a30"/>
    </style:style>
    <style:style style:name="T75" style:family="text">
      <style:text-properties officeooo:rsid="003741d1"/>
    </style:style>
    <style:style style:name="T76" style:family="text">
      <style:text-properties officeooo:rsid="00388e61"/>
    </style:style>
    <style:style style:name="T77" style:family="text">
      <style:text-properties officeooo:rsid="003a8d38"/>
    </style:style>
    <style:style style:name="T78" style:family="text">
      <style:text-properties fo:font-variant="normal" fo:text-transform="none" style:font-name="apple-system" fo:font-size="13pt" fo:letter-spacing="normal" fo:font-style="normal" fo:font-weight="normal" officeooo:rsid="0023ca36" style:font-name-asian="Times New Roman" style:font-size-asian="13pt" style:font-size-complex="13pt"/>
    </style:style>
    <style:style style:name="T79" style:family="text">
      <style:text-properties fo:font-variant="normal" fo:text-transform="none" style:font-name="apple-system" fo:font-size="13pt" fo:letter-spacing="normal" fo:font-style="normal" officeooo:rsid="000900e6" style:font-name-asian="Times New Roman" style:font-size-asian="13pt" style:font-style-asian="normal" style:font-size-complex="13pt" style:font-style-complex="normal"/>
    </style:style>
    <style:style style:name="T80" style:family="text">
      <style:text-properties fo:font-variant="normal" fo:text-transform="none" style:font-name="apple-system" fo:font-size="13pt" fo:letter-spacing="normal" fo:font-style="normal" officeooo:rsid="002ac1d0" style:font-name-asian="Times New Roman" style:font-size-asian="13pt" style:font-style-asian="normal" style:font-size-complex="13pt" style:font-style-complex="normal"/>
    </style:style>
    <style:style style:name="T81" style:family="text">
      <style:text-properties fo:font-variant="normal" fo:text-transform="none" style:text-line-through-style="none" style:text-line-through-type="none" style:font-name="apple-system" fo:font-size="13pt" fo:letter-spacing="normal" fo:font-style="normal" style:text-underline-style="none" officeooo:rsid="000900e6" style:text-blinking="false" fo:background-color="transparent" loext:char-shading-value="0" style:font-name-asian="Times New Roman" style:font-size-asian="13pt" style:font-style-asian="normal" style:font-name-complex="Verdana1" style:font-size-complex="13pt" style:font-style-complex="normal"/>
    </style:style>
    <style:style style:name="T82" style:family="text">
      <style:text-properties fo:font-variant="normal" fo:text-transform="none" style:text-line-through-style="none" style:text-line-through-type="none" style:font-name="apple-system" fo:font-size="13pt" fo:letter-spacing="normal" fo:font-style="normal" style:text-underline-style="none" officeooo:rsid="000900e6" style:text-blinking="false" fo:background-color="transparent" loext:char-shading-value="0" style:font-name-asian="Times New Roman" style:font-size-asian="13pt" style:font-style-asian="normal" style:font-size-complex="13pt" style:font-style-complex="normal"/>
    </style:style>
    <style:style style:name="T83" style:family="text">
      <style:text-properties fo:color="#000000" style:font-name="Calibri"/>
    </style:style>
    <style:style style:name="T84" style:family="text">
      <style:text-properties fo:color="#000000" style:font-name="Calibri" fo:font-size="13pt" fo:font-style="italic" fo:font-weight="bold" style:font-name-asian="Times New Roman" style:font-size-asian="13pt" style:font-style-asian="italic" style:font-weight-asian="bold" style:font-size-complex="13pt"/>
    </style:style>
    <style:style style:name="T85" style:family="text">
      <style:text-properties fo:color="#000000" style:font-name="Calibri" fo:font-size="13pt" style:font-name-asian="Times New Roman" style:font-size-asian="13pt" style:font-size-complex="13pt"/>
    </style:style>
    <style:style style:name="T86" style:family="text">
      <style:text-properties fo:color="#000000" style:font-name="Calibri" fo:font-size="13pt" officeooo:rsid="00266a6f" style:font-name-asian="Times New Roman" style:font-size-asian="13pt" style:font-size-complex="13pt"/>
    </style:style>
    <style:style style:name="T87" style:family="text">
      <style:text-properties fo:color="#000000" style:font-name="Calibri" officeooo:rsid="0020110a"/>
    </style:style>
    <style:style style:name="T88" style:family="text">
      <style:text-properties fo:color="#000000" style:font-name="Calibri" fo:font-weight="normal" officeooo:rsid="001e8f51" style:font-name-asian="Times New Roman" style:font-weight-asian="normal" style:font-size-complex="13pt"/>
    </style:style>
    <style:style style:name="T89" style:family="text">
      <style:text-properties fo:color="#000000" style:font-name="Calibri" fo:font-weight="normal" officeooo:rsid="001fc62d" style:font-name-asian="Times New Roman" style:font-weight-asian="normal" style:font-size-complex="13pt"/>
    </style:style>
    <style:style style:name="T90" style:family="text">
      <style:text-properties fo:color="#000000" style:font-name="Calibri" fo:font-weight="normal" officeooo:rsid="0020110a" style:font-name-asian="Times New Roman" style:font-weight-asian="normal" style:font-size-complex="13pt"/>
    </style:style>
    <style:style style:name="T91" style:family="text">
      <style:text-properties fo:color="#000000" style:font-name="Calibri" officeooo:rsid="001c7e1b"/>
    </style:style>
    <style:style style:name="T92" style:family="text">
      <style:text-properties officeooo:rsid="0041e197"/>
    </style:style>
    <style:style style:name="T93" style:family="text">
      <style:text-properties officeooo:rsid="00426012"/>
    </style:style>
    <style:style style:name="T94" style:family="text">
      <style:text-properties officeooo:rsid="0042c8e5"/>
    </style:style>
    <style:style style:name="T95" style:family="text">
      <style:text-properties fo:font-size="5pt" style:font-size-asian="5pt" style:font-size-complex="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RESEARCH DATA MANAGEMENT PLAN</text:p>
      <text:p text:style-name="P18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10" office:value-type="string">
            <text:p text:style-name="P33">PROJE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Ti<text:span text:style-name="T74">tle</text:span></text:p>
          </table:table-cell>
          <table:table-cell table:style-name="Table1.B2" table:number-columns-spanned="9" office:value-type="string">
            <text:p text:style-name="P38"><text:bookmark text:name="h.exhjqf3euheb"/>Social Networks and Obsidian Movement in Pre-European Aotearo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Description</text:p>
          </table:table-cell>
          <table:table-cell table:style-name="Table1.B3" table:number-columns-spanned="9" office:value-type="string">
            <text:p text:style-name="P21">This is a descriptive <text:s/>study that will investigate the feasibility of using obsidian fragments from archaeological records as an alternative way of constructing social networks in pre-european Aotearoa.This objects can be dated to determine when they were flaked.we hope to gain some <text:span text:style-name="T75">associations between objects with similar characteristics</text:span>.The purpose of this project is <text:span text:style-name="T76">to obtain fast access to specific data. Also </text:span>test the feasibility of this new method on a small existing data set. This involve constructing a temporal network of obsidian artefacts <text:span text:style-name="T76">coming from previous studies.</text:span> <text:span text:style-name="T76">The present tool facilitate access and provide data association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Field of Research</text:p>
          </table:table-cell>
          <table:table-cell table:style-name="Table1.B4" table:number-columns-spanned="9" office:value-type="string">
            <text:p text:style-name="P4"><text:span text:style-name="T30">160101</text:span><text:span text:style-name="T2"> , obsidian, <text:s/>Aotearoa, <text:s/>Networks, pyth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19">DMP created</text:p>
          </table:table-cell>
          <table:covered-table-cell/>
          <table:covered-table-cell/>
          <table:table-cell table:style-name="Table1.D5" table:number-columns-spanned="2" office:value-type="string">
            <text:p text:style-name="P19">Last updated</text:p>
          </table:table-cell>
          <table:covered-table-cell/>
          <table:table-cell table:style-name="Table1.D5" table:number-columns-spanned="3" office:value-type="string">
            <text:p text:style-name="P19">Project start</text:p>
          </table:table-cell>
          <table:covered-table-cell/>
          <table:covered-table-cell/>
          <table:table-cell table:style-name="Table1.D5" table:number-columns-spanned="2" office:value-type="string">
            <text:p text:style-name="P19">Project end</text:p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p text:style-name="P20">[2016/ 07/ 28]</text:p>
          </table:table-cell>
          <table:covered-table-cell/>
          <table:covered-table-cell/>
          <table:table-cell table:style-name="Table1.D6" table:number-columns-spanned="2" office:value-type="string">
            <text:p text:style-name="P20">[2016/08/16 <text:s/>13:28]</text:p>
          </table:table-cell>
          <table:covered-table-cell/>
          <table:table-cell table:style-name="Table1.F6" table:number-columns-spanned="3" office:value-type="string">
            <text:p text:style-name="P20"><text:span text:style-name="T76">2016</text:span>/<text:span text:style-name="T76">07</text:span>/<text:span text:style-name="T76">16</text:span>]</text:p>
          </table:table-cell>
          <table:covered-table-cell/>
          <table:covered-table-cell/>
          <table:table-cell table:style-name="Table1.I6" table:number-columns-spanned="2" office:value-type="string">
            <text:p text:style-name="P20">[<text:span text:style-name="T76">2016</text:span>/<text:span text:style-name="T76">10</text:span>/<text:span text:style-name="T76">28</text:span>]</text:p>
          </table:table-cell>
          <table:covered-table-cell/>
        </table:table-row>
        <table:table-row table:style-name="Table1.1">
          <table:table-cell table:style-name="Table1.A7" table:number-columns-spanned="10" office:value-type="string">
            <text:p text:style-name="P33">PROJECT CONTRIBUTO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9">Role</text:p>
          </table:table-cell>
          <table:covered-table-cell/>
          <table:table-cell table:style-name="Table1.D5" table:number-columns-spanned="2" office:value-type="string">
            <text:p text:style-name="P19">Name</text:p>
          </table:table-cell>
          <table:covered-table-cell/>
          <table:table-cell table:style-name="Table1.D5" table:number-columns-spanned="2" office:value-type="string">
            <text:p text:style-name="P19">Affiliation</text:p>
          </table:table-cell>
          <table:covered-table-cell/>
          <table:table-cell table:style-name="Table1.D5" office:value-type="string">
            <text:p text:style-name="P19">Email</text:p>
          </table:table-cell>
          <table:table-cell table:style-name="Table1.D5" table:number-columns-spanned="2" office:value-type="string">
            <text:p text:style-name="P19">Username</text:p>
          </table:table-cell>
          <table:covered-table-cell/>
          <table:table-cell table:style-name="Table1.D5" office:value-type="string">
            <text:p text:style-name="P4"><text:span text:style-name="T1">ORCiD (</text:span><text:a xlink:type="simple" xlink:href="http://www.library.auckland.ac.nz/services/research-support/orcid" text:style-name="Internet_20_link" text:visited-style-name="Visited_20_Internet_20_Link"><text:span text:style-name="T34">i</text:span></text:a><text:span text:style-name="T1">)</text:span></text:p>
          </table:table-cell>
        </table:table-row>
        <table:table-row table:style-name="Table1.1">
          <table:table-cell table:style-name="Table1.A2" table:number-columns-spanned="2" office:value-type="string">
            <text:p text:style-name="P19">PI/ Lead researcher</text:p>
          </table:table-cell>
          <table:covered-table-cell/>
          <table:table-cell table:style-name="Table1.C9" table:number-columns-spanned="2" office:value-type="string">
            <text:p text:style-name="P20"><text:s/>Luis Miguel <text:s/>Escalante </text:p>
          </table:table-cell>
          <table:covered-table-cell/>
          <table:table-cell table:style-name="Table1.E9" table:number-columns-spanned="2" office:value-type="string">
            <text:p text:style-name="P20">Health and medical science</text:p>
          </table:table-cell>
          <table:covered-table-cell/>
          <table:table-cell table:style-name="Table1.G9" office:value-type="string">
            <text:p text:style-name="P20">lesc719@aucklanduni.ac.nz</text:p>
          </table:table-cell>
          <table:table-cell table:style-name="Table1.H9" table:number-columns-spanned="2" office:value-type="string">
            <text:p text:style-name="P20"><text:s/>Lesc719</text:p>
          </table:table-cell>
          <table:covered-table-cell/>
          <table:table-cell table:style-name="Table1.J9" office:value-type="string">
            <text:p text:style-name="P20">orcid.org/0000-0002-9080-1690 <text:tab/><text:tab/><text:tab/></text:p>
            <text:p text:style-name="P4"/>
          </table:table-cell>
        </table:table-row>
        <table:table-row table:style-name="Table1.1">
          <table:table-cell table:style-name="Table1.A10" table:number-columns-spanned="2" office:value-type="string">
            <text:p text:style-name="P20">[Supervisor, etc.]</text:p>
          </table:table-cell>
          <table:covered-table-cell/>
          <table:table-cell table:style-name="Table1.C10" table:number-columns-spanned="2" office:value-type="string">
            <text:p text:style-name="P4"><text:span text:style-name="T2"><text:s/></text:span><text:span text:style-name="T35">Dr Dion O’Neale</text:span></text:p>
          </table:table-cell>
          <table:covered-table-cell/>
          <table:table-cell table:style-name="Table1.E10" table:number-columns-spanned="2" office:value-type="string">
            <text:p text:style-name="P34">New Zealand Centre of Research Excellence</text:p>
            <text:p text:style-name="P34">, Physics Department, University of Auckland</text:p>
            <text:p text:style-name="P4"/>
          </table:table-cell>
          <table:covered-table-cell/>
          <table:table-cell table:style-name="Table1.G10" office:value-type="string">
            <text:p text:style-name="P35"><text:s/>d.oneale@auckland.ac.nz</text:p>
          </table:table-cell>
          <table:table-cell table:style-name="Table1.H10" table:number-columns-spanned="2" office:value-type="string">
            <text:p text:style-name="P35"><text:s/>d.oneale</text:p>
          </table:table-cell>
          <table:covered-table-cell/>
          <table:table-cell table:style-name="Table1.J10" office:value-type="string">
            <text:p text:style-name="P35">-</text:p>
          </table:table-cell>
        </table:table-row>
      </table:table>
      <text:p text:style-name="P2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33">POLICIES &amp; GUIDANC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9">Related policies</text:p>
          </table:table-cell>
          <table:table-cell table:style-name="Table2.B2" table:number-columns-spanned="2" office:value-type="string">
            <text:p text:style-name="P22"><text:span text:style-name="T77">According to </text:span>Auckland university Research Code of Conduct :</text:p>
            <text:p text:style-name="P10"><text:span text:style-name="T2">- </text:span><text:a xlink:type="simple" xlink:href="https://www.auckland.ac.nz/en/about/the-university/how-university-works/policy-and-administration/research/conduct/code-of-conduct-policy.html" text:style-name="Internet_20_link" text:visited-style-name="Visited_20_Internet_20_Link"><text:span text:style-name="T2">https://www.auckland.ac.nz/en/about/the-university/how-university-works/policy-and-administration/research/conduct/code-of-conduct-policy.html</text:span></text:a></text:p>
            <text:p text:style-name="P10"><text:span text:style-name="T2">- </text:span><text:a xlink:type="simple" xlink:href="https://cdn.auckland.ac.nz/assets/central/about/the-university/how-the-university-works/policy-and-administration/code-of-conduct-research.pdf" text:style-name="Internet_20_link" text:visited-style-name="Visited_20_Internet_20_Link"><text:span text:style-name="T2">https://cdn.auckland.ac.nz/assets/central/about/the-university/how-the-university-works/policy-and-administration/code-of-conduct-research.pdf</text:span></text:a></text:p>
            <text:p text:style-name="P22"/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33">FUNDING (if applicable)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9">Funding agency</text:p>
          </table:table-cell>
          <table:table-cell table:style-name="Table2.B4" table:number-columns-spanned="2" office:value-type="string">
            <text:p text:style-name="P92">Vice Chancellor’s Strategic Development Fund (UoA 2015)<text:span text:style-name="T2"> </text:span></text:p>
          </table:table-cell>
          <table:covered-table-cell/>
        </table:table-row>
        <text:soft-page-break/>
        <table:table-row table:style-name="Table2.1">
          <table:table-cell table:style-name="Table2.A5" office:value-type="string">
            <text:p text:style-name="P20">Funding ID</text:p>
          </table:table-cell>
          <table:table-cell table:style-name="Table2.B5" table:number-columns-spanned="2" office:value-type="string">
            <text:p text:style-name="P35"><text:s/>n/a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9">Research Office ID</text:p>
          </table:table-cell>
          <table:table-cell table:style-name="Table2.B6" table:number-columns-spanned="2" office:value-type="string">
            <text:p text:style-name="P35"><text:s/>n/a</text:p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94">ETHICS &amp; PRIVACY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9">Ethics requirements</text:p>
          </table:table-cell>
          <table:table-cell table:style-name="Table2.B8" table:number-columns-spanned="2" office:value-type="string">
            <text:p text:style-name="P92"><text:span text:style-name="T2">There are no direct human ethics .However there is a cultural Ethic with pacific cultures relation between them that team must preserve and respect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7">How will you manage any ethical issues?</text:p>
            <text:p text:style-name="P19"><text:s/></text:p>
          </table:table-cell>
          <table:table-cell table:style-name="Table2.B9" table:number-columns-spanned="2" office:value-type="string">
            <text:p text:style-name="P92"><text:span text:style-name="T2">Consent for publishing data and <text:s/>preservation of <text:s/>obsidian objects was given <text:s/>independently to each investigation <text:s/>between 2010- 2016. Objects and features <text:s/>are <text:s/>standardized and <text:s/>classified previously with codes that make easy identification. Therefore the present study does not need to manipulate the objects physically. Obtained data <text:s/>will be <text:s/>manipulated and <text:s/>store and saved in in specific <text:s/>piece of software <text:s/>that allow storage and <text:s/>preservation. </text:span></text:p>
            <text:p text:style-name="P92"><text:span text:style-name="T2">Data <text:s/>will be accesible for university students and <text:s/>staff <text:s/>though univeristy library website. The quality of Data <text:s/>obtained will be store for 6 <text:s/>years as the statistic values might <text:s/>change in future studies.</text:span></text:p>
            <text:p text:style-name="P35">Data preservation and <text:s/>sharing was authorise <text:s/>on the articles and <text:s/>previous <text:s/>publ<text:span text:style-name="T92">i</text:span>cation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7">Are there other privacy and/or security requirements?</text:p>
          </table:table-cell>
          <table:table-cell table:style-name="Table2.B10" table:number-columns-spanned="2" office:value-type="string">
            <text:p text:style-name="P35">No, not applicable.</text:p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33">DATA ORGANISATION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p text:style-name="P31">Data collection/ cre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9">What data will you create/ collect?</text:p>
          </table:table-cell>
          <table:table-cell table:style-name="Table2.B13" table:number-columns-spanned="2" office:value-type="string">
            <text:p text:style-name="P5"><text:span text:style-name="T3">Data </text:span><text:span text:style-name="T6">decription</text:span><text:span text:style-name="T3"> was desing to be display in csv format or excel software. Data quantity was substracted from 5 different artcilcles that incl</text:span><text:span text:style-name="T6">u</text:span><text:span text:style-name="T3">de characteristactis for each article identification. </text:span><text:span text:style-name="T6">Data was compilated to from 5 different articles between 2011 to 2015.</text:span></text:p>
            <text:p text:style-name="P11"><text:span text:style-name="T2">Data is accesible in CSV fomat and EXCEL table. </text:span><text:span text:style-name="T6">Data</text:span><text:span text:style-name="T2"> can be displayed in python or script. </text:span><text:span text:style-name="T6">Data was created to obtain an easy access to </text:span><text:span text:style-name="T8">single</text:span><text:span text:style-name="T6"> obsidiant artefacts </text:span><text:span text:style-name="T8">(specific component of the data)</text:span><text:span text:style-name="T4">.Data sets for this projects is based on 1070 artefects that has been found in a different areas along New Zealand.</text:span></text:p>
            <text:p text:style-name="P12"><text:span text:style-name="T2">Data is going to be storage in Github including <text:s/></text:span><text:span text:style-name="T5">previously trials. </text:span><text:span text:style-name="T7">And will be mantain for 6 years.</text:span><text:span text:style-name="T5"> This plataform </text:span><text:span text:style-name="T8">create an easy access for</text:span><text:span text:style-name="T5"> </text:span><text:span text:style-name="T8">the compilated data </text:span><text:span text:style-name="T10">from pre-european cultures based on obsidian obajects that have a specific number of identification.</text:span></text:p>
            <text:p text:style-name="P13"><text:span text:style-name="T2">Ammounts of data that <text:s/>have been collected are not superior to </text:span><text:span text:style-name="T26">9</text:span><text:span text:style-name="T16">K</text:span><text:span text:style-name="T26">b</text:span><text:span text:style-name="T2">.</text:span><text:span text:style-name="T9"> Data weight will make easy and fast the download and installation processed.</text:span></text:p>
            <text:p text:style-name="P23">Existing data can be found on the original articles .However it will need a reassessment to be manipulated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9">How will the data be collected/ created?</text:p>
          </table:table-cell>
          <table:table-cell table:style-name="Table2.B14" table:number-columns-spanned="2" office:value-type="string">
            <text:p text:style-name="P6"><text:span text:style-name="T10">Data was created and collected independetly in each article that has been publicated and displayed. From raw independent data ,main features </text:span><text:span text:style-name="T11">were selected </text:span><text:span text:style-name="T10"><text:s/>and <text:s/></text:span><text:span text:style-name="T11">those </text:span><text:span text:style-name="T10">were </text:span><text:span text:style-name="T11">joined into a general excel chart.</text:span><text:span text:style-name="T10"> </text:span><text:span text:style-name="T11">There were no alteration of the main data </text:span><text:span text:style-name="T12">as 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9">What non-digital data/assets will you create/ collect?</text:p>
          </table:table-cell>
          <table:table-cell table:style-name="Table2.B15" table:number-columns-spanned="2" office:value-type="string">
            <text:p text:style-name="P24">N/a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31">File management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2" office:value-type="string">
            <text:p text:style-name="P19">How will the data be organised?</text:p>
          </table:table-cell>
          <table:table-cell table:style-name="Table2.B17" table:number-columns-spanned="2" office:value-type="string">
            <text:p text:style-name="P24">Data was created and is save <text:s/>in a partition part of the documents folder <text:s/>under the name of : Luxo736-project-dental. This folder include <text:s/>sub-subfolders with Raw data and other files part of the program licence.</text:p>
            <text:p text:style-name="P24"/>
            <text:p text:style-name="P7"><text:span text:style-name="T15">Additonal version control was </text:span><text:span text:style-name="T13">created in GitHub.This site keep an exact copy of the original f</text:span><text:span text:style-name="T14">older <text:s/>and include the last updates.</text:span>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31">Storage locations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9">How will the data be stored and backed up during the research?</text:p>
          </table:table-cell>
          <table:table-cell table:style-name="Table2.B19" table:number-columns-spanned="2" office:value-type="string">
            <text:p text:style-name="P14"><text:span text:style-name="T2">Storage demand a space not less than </text:span><text:span text:style-name="T26">20kb</text:span><text:span text:style-name="T2"> which include </text:span><text:span text:style-name="T26">9</text:span><text:span text:style-name="T2">KB of the functional part. </text:span><text:span text:style-name="T16">Exact and updated copies useful for back ups are store in </text:span><text:span text:style-name="T17">managed storege from University of Auckland,</text:span><text:span text:style-name="T16"> Github as same as laptop and external unit.</text:span></text:p>
            <text:p text:style-name="P25"/>
            <text:p text:style-name="P8"><text:span text:style-name="T16">R</text:span><text:span text:style-name="T18">ecovery functions are acessible as part of original package of installation. However Back-ups are possible to run from the remote access. Other addional options are to refer th</text:span><text:span text:style-name="T17">e</text:span><text:span text:style-name="T18"> pre-existe</text:span><text:span text:style-name="T17">d</text:span><text:span text:style-name="T18"> articles </text:span><text:span text:style-name="T17">from where the data was collected.</text:span></text:p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33">METADATA &amp; DOCUMENT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9">What documentation and metadata will accompany the data to support its discovery, (re)use and increase impact?</text:p>
            <text:p text:style-name="P31"><text:s/></text:p>
          </table:table-cell>
          <table:table-cell table:style-name="Table2.B21" table:number-columns-spanned="2" office:value-type="string">
            <text:p text:style-name="P9"><text:span text:style-name="T20">Inside Luxo736-project-dental there is a </text:span><text:span text:style-name="T19">subfolder </text:span><text:span text:style-name="T20">under the name of raw_data . At the same time sub_folder under the name of articles contain 5 different carpets with a full description about the main obsidian objects. <text:s/></text:span><text:span text:style-name="T21">Basic information about how </text:span><text:span text:style-name="T2">Maori culture develop <text:s/>from relations between <text:s/>pacific cultures <text:s/></text:span><text:span text:style-name="T21">is displayed</text:span><text:span text:style-name="T2">. </text:span><text:span text:style-name="T21">Articles</text:span><text:span text:style-name="T2"> try to understand the links and possible <text:s/>relations between pacific cultures. Relations will be compared <text:s/>accordingly to the common characteristics in </text:span><text:span text:style-name="T21">obsidian </text:span><text:span text:style-name="T2">objects </text:span><text:span text:style-name="T21">that the software identify.</text:span></text:p>
            <text:p text:style-name="P26"/>
            <text:p text:style-name="P15"><text:span text:style-name="T2">Articles folder contain tables and location that are possible to observed </text:span><text:span text:style-name="T22">once the imput key matches the <text:s/>ride artefact number.</text:span></text:p>
            <text:p text:style-name="P27"/>
            <text:p text:style-name="P16"><text:span text:style-name="T2">Metadata <text:s/>also include original charts of geologycal areas and places where obsidian objects were found. All locations are associate with specific ID number</text:span><text:span text:style-name="T23">s</text:span><text:span text:style-name="T2"> <text:s/>that had lead to create charts with objects </text:span><text:span text:style-name="T23">l</text:span><text:span text:style-name="T2">ocations.</text:span></text:p>
            <text:p text:style-name="P28"/>
            <text:p text:style-name="P29">Additonal contribution are recorded in Maps part of the main articles that display Chemical soil composition <text:s/>and <text:s/>pre-european communities establishment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9">Spatial extent</text:p>
          </table:table-cell>
          <table:table-cell table:style-name="Table2.B22" table:number-columns-spanned="2" office:value-type="string">
            <text:p text:style-name="P29">N/a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9">Temporal extent</text:p>
          </table:table-cell>
          <table:table-cell table:style-name="Table2.B23" table:number-columns-spanned="2" office:value-type="string">
            <text:p text:style-name="P29">N/a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9">Links</text:p>
          </table:table-cell>
          <table:table-cell table:style-name="Table2.B24" table:number-columns-spanned="2" office:value-type="string">
            <text:p text:style-name="P29">N/a</text:p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33">OWNERSHIP, COPYRIGHT &amp; IP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1">The copyright and other IP is owned/held by:</text:p>
          </table:table-cell>
          <table:covered-table-cell/>
          <table:table-cell table:style-name="Table2.C26" office:value-type="string">
            <text:p text:style-name="P20">Yes or leave blank</text:p>
          </table:table-cell>
        </table:table-row>
        <table:table-row table:style-name="Table2.1">
          <table:table-cell table:style-name="Table2.A2" table:number-columns-spanned="2" office:value-type="string">
            <text:p text:style-name="P19">The University of Auckland (normal situation for research undertaken by university staff)</text:p>
          </table:table-cell>
          <table:covered-table-cell/>
          <table:table-cell table:style-name="Table2.C27" office:value-type="string">
            <text:p text:style-name="P29">yes</text:p>
          </table:table-cell>
        </table:table-row>
        <table:table-row table:style-name="Table2.1">
          <table:table-cell table:style-name="Table2.A2" table:number-columns-spanned="2" office:value-type="string">
            <text:p text:style-name="P19">The student (research by research student in the normal course of study, which does not fall into any of the other categories.)</text:p>
          </table:table-cell>
          <table:covered-table-cell/>
          <table:table-cell table:style-name="Table2.C28" office:value-type="string">
            <text:p text:style-name="P4"><text:span text:style-name="T2"><text:s/></text:span><text:span text:style-name="T24">yes</text:span></text:p>
          </table:table-cell>
        </table:table-row>
        <text:soft-page-break/>
        <table:table-row table:style-name="Table2.1">
          <table:table-cell table:style-name="Table2.A2" table:number-columns-spanned="2" office:value-type="string">
            <text:p text:style-name="P19">Joint ownership (research conducted in collaboration: copyright and IP ownership are documented in an agreement between the organisations)</text:p>
          </table:table-cell>
          <table:covered-table-cell/>
          <table:table-cell table:style-name="Table2.C29" office:value-type="string">
            <text:p text:style-name="P20">*</text:p>
          </table:table-cell>
        </table:table-row>
        <table:table-row table:style-name="Table2.1">
          <table:table-cell table:style-name="Table2.A2" table:number-columns-spanned="2" office:value-type="string">
            <text:p text:style-name="P19">Third party data (data owned by third party or generated under UniServices agreements.</text:p>
          </table:table-cell>
          <table:covered-table-cell/>
          <table:table-cell table:style-name="Table2.C30" office:value-type="string">
            <text:p text:style-name="P20">*</text:p>
          </table:table-cell>
        </table:table-row>
        <table:table-row table:style-name="Table2.1">
          <table:table-cell table:style-name="Table2.A2" office:value-type="string">
            <text:p text:style-name="P4"><text:span text:style-name="T1">If ownership </text:span><text:span text:style-name="T31">is</text:span><text:span text:style-name="T1"> jointly held, third party or generated under UniServices contract.</text:span></text:p>
          </table:table-cell>
          <table:table-cell table:style-name="Table2.B31" table:number-columns-spanned="2" office:value-type="string">
            <text:p text:style-name="P30">N/a</text:p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33">ACTIVE DATA - SHARING &amp; ACCESS CONTROL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9">Access to the data during the project will be:</text:p>
          </table:table-cell>
          <table:table-cell table:style-name="Table2.B33" table:number-columns-spanned="2" office:value-type="string">
            <text:p text:style-name="P4"><text:span text:style-name="T2">Unrestricted. </text:span><text:span text:style-name="T24">Visible for reviews in Github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7">How will you manage access and security?</text:p>
            <text:p text:style-name="P31"><text:s/></text:p>
          </table:table-cell>
          <table:table-cell table:style-name="Table2.B34" table:number-columns-spanned="2" office:value-type="string">
            <text:p text:style-name="P17">Data is unrestricted . This allow <text:s/>the team to review <text:s/>updates but do not allow changes. <text:span text:style-name="T73">Performance of software is <text:s/>also <text:s/>accesisble for <text:s/>Students’Univeristy of Auckland </text:span></text:p>
            <text:p text:style-name="P17">Github save the security <text:s/>fo the project under a user name and password of the designer. <text:span text:style-name="T73">i</text:span></text:p>
            <text:p text:style-name="P4"><text:span text:style-name="T2">Access <text:s/>and secrurity will be manage trough passwrods and registration of students or staff of university.</text:span></text:p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33">RETENTION &amp; DISPOSAL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1">Data must be retained after submission of thesis or publication of results for a minimum of:</text:p>
          </table:table-cell>
          <table:covered-table-cell/>
          <table:table-cell table:style-name="Table2.C36" office:value-type="string">
            <text:p text:style-name="P19">(select)</text:p>
          </table:table-cell>
        </table:table-row>
        <table:table-row table:style-name="Table2.1">
          <table:table-cell table:style-name="Table2.A2" table:number-columns-spanned="2" office:value-type="string">
            <text:p text:style-name="P19">6 years (standard minimum retention after last publication based on data)</text:p>
          </table:table-cell>
          <table:covered-table-cell/>
          <table:table-cell table:style-name="Table2.C37" office:value-type="string">
            <text:p text:style-name="P4"><text:span text:style-name="T2"><text:s/></text:span>yes</text:p>
          </table:table-cell>
        </table:table-row>
        <table:table-row table:style-name="Table2.1">
          <table:table-cell table:style-name="Table2.A2" table:number-columns-spanned="2" office:value-type="string">
            <text:p text:style-name="P19">10 years (for medical research involving clinical trials from the end of the trial)</text:p>
          </table:table-cell>
          <table:covered-table-cell/>
          <table:table-cell table:style-name="Table2.C38" office:value-type="string">
            <text:p text:style-name="P20"><text:s/>-</text:p>
          </table:table-cell>
        </table:table-row>
        <table:table-row table:style-name="Table2.1">
          <table:table-cell table:style-name="Table2.A2" table:number-columns-spanned="2" office:value-type="string">
            <text:p text:style-name="P19">Until patient reaches 26 years of age, and at least 10 after last treatment (for clinical research involving children)</text:p>
          </table:table-cell>
          <table:covered-table-cell/>
          <table:table-cell table:style-name="Table2.C39" office:value-type="string">
            <text:p text:style-name="P20"><text:s/>-</text:p>
          </table:table-cell>
        </table:table-row>
        <table:table-row table:style-name="Table2.1">
          <table:table-cell table:style-name="Table2.A2" table:number-columns-spanned="2" office:value-type="string">
            <text:p text:style-name="P19">21 years from the date of filing a patent related to this research</text:p>
          </table:table-cell>
          <table:covered-table-cell/>
          <table:table-cell table:style-name="Table2.C40" office:value-type="string">
            <text:p text:style-name="P20"><text:s/>-</text:p>
          </table:table-cell>
        </table:table-row>
        <table:table-row table:style-name="Table2.1">
          <table:table-cell table:style-name="Table2.A2" table:number-columns-spanned="2" office:value-type="string">
            <text:p text:style-name="P19">Other specified time</text:p>
          </table:table-cell>
          <table:covered-table-cell/>
          <table:table-cell table:style-name="Table2.C41" office:value-type="string">
            <text:p text:style-name="P20"><text:s/>-</text:p>
          </table:table-cell>
        </table:table-row>
        <table:table-row table:style-name="Table2.1">
          <table:table-cell table:style-name="Table2.A2" office:value-type="string">
            <text:p text:style-name="P19">Details of other time</text:p>
          </table:table-cell>
          <table:table-cell table:style-name="Table2.B42" table:number-columns-spanned="2" office:value-type="string">
            <text:p text:style-name="P20">-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9">Based on the above, data must be kept until at least</text:p>
          </table:table-cell>
          <table:covered-table-cell/>
          <table:table-cell table:style-name="Table2.C43" office:value-type="string">
            <text:p text:style-name="P4"><text:span text:style-name="T2">[2022/</text:span><text:span text:style-name="T25">10</text:span><text:span text:style-name="T2">/</text:span><text:span text:style-name="T25">11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33">DATA PUBLISHING AND DISCOVERY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9">Licencing</text:p>
          </table:table-cell>
          <table:table-cell table:style-name="Table2.B45" table:number-columns-spanned="2" office:value-type="string">
            <text:p text:style-name="P95"><text:span text:style-name="T2">Obsidian seeker code holds a MIT license.</text:span></text:p>
            <text:p text:style-name="P95"><text:span text:style-name="T2">Raw data and original meta-data hold </text:span><text:span text:style-name="T27">CC BY-SA 4.0 </text:span><text:span text:style-name="T2">license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9">Outline how data will be prepared and where it will be published.</text:p>
            <text:p text:style-name="P19"><text:s/></text:p>
            <text:p text:style-name="P19"><text:s/></text:p>
          </table:table-cell>
          <table:table-cell table:style-name="Table2.B46" table:number-columns-spanned="2" office:value-type="string">
            <text:p text:style-name="P91"><text:span text:style-name="T2">New users will be able to a have access to outcome <text:s/></text:span><text:span text:style-name="T28">after the publication in </text:span><text:a xlink:type="simple" xlink:href="https://figshare.com/" text:style-name="Internet_20_link" text:visited-style-name="Visited_20_Internet_20_Link"><text:span text:style-name="T28">https://figshare.com</text:span></text:a><text:span text:style-name="T28"> <text:s/></text:span><text:span text:style-name="T29">under “ Obsidian seeker”</text:span><text:span text:style-name="T2">previous registration in </text:span><text:span text:style-name="T29">the</text:span><text:span text:style-name="T2"> website </text:span><text:span text:style-name="T28">or directly to the web GitHub <text:s/>in the follow link: </text:span><text:a xlink:type="simple" xlink:href="https://github.com/Luxo736/Luxo736-project-dental" text:style-name="Internet_20_link" text:visited-style-name="Visited_20_Internet_20_Link"><text:span text:style-name="T28">https://github.com/Luxo736/Luxo736-project-dental</text:span></text:a><text:span text:style-name="T2">.Rules and conditions for </text:span><text:span text:style-name="T28">students </text:span><text:span text:style-name="T2">will be regulated by Auckland university. </text:span></text:p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33">LONG-TERM ARCHIVE / PRESERVATION (20+years, if applicable)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2" office:value-type="string">
            <text:p text:style-name="P19">What is the long-term preservation plan for the dataset?</text:p>
            <text:p text:style-name="P31"><text:s/></text:p>
          </table:table-cell>
          <table:table-cell table:style-name="Table2.B48" table:number-columns-spanned="2" office:value-type="string">
            <text:p text:style-name="P97">Data will be available for indefinete period of time in the following sites:</text:p>
            <text:p text:style-name="P97">- <text:span text:style-name="T93"><text:s/></text:span>Github :<text:a xlink:type="simple" xlink:href="https://github.com/Luxo736/Luxo736-project-dental" text:style-name="Internet_20_link" text:visited-style-name="Visited_20_Internet_20_Link"><text:span text:style-name="T93">Luxo736-project-dental</text:span></text:a></text:p>
            <text:p text:style-name="P97">- Figshare : obsidian seeker</text:p>
          </table:table-cell>
          <table:covered-table-cell/>
        </table:table-row>
        <table:table-row table:style-name="Table2.1">
          <table:table-cell table:style-name="Table2.A49" office:value-type="string">
            <text:p text:style-name="P36"/>
          </table:table-cell>
          <table:table-cell table:style-name="Table2.B49" office:value-type="string">
            <text:p text:style-name="P36"/>
          </table:table-cell>
          <table:table-cell table:style-name="Table2.C49" office:value-type="string">
            <text:p text:style-name="P36"/>
          </table:table-cell>
        </table:table-row>
      </table:table>
      <text:p text:style-name="P18"><text:s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3">RDM/DMP RESPONSIBILITIES &amp; RESOURCE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9">Who will be responsible for data management?</text:p>
          </table:table-cell>
          <table:table-cell table:style-name="Table3.B2" office:value-type="string">
            <text:p text:style-name="P20">Responsable for data management plan is Luis Miguel Escalante under supervision of Dr. Dion O’Neil.</text:p>
            <text:p text:style-name="P20">Implementation <text:s/>in the DMP will be discuss with the participants twice a week and <text:s/>outcomes will be apply <text:s/>and update it weekly.</text:p>
            <text:p text:style-name="P20"/>
          </table:table-cell>
        </table:table-row>
        <table:table-row table:style-name="Table3.1">
          <table:table-cell table:style-name="Table3.A2" office:value-type="string">
            <text:p text:style-name="P19">What resources will you require to deliver your plan?</text:p>
          </table:table-cell>
          <table:table-cell table:style-name="Table3.B3" office:value-type="string">
            <text:p text:style-name="P20">Resorces <text:s/>required involve <text:span text:style-name="T94">a basic knowledge of linux terminal</text:span> and <text:span text:style-name="T94">GitHub plataform</text:span>.</text:p>
            <text:p text:style-name="P20"/>
          </table:table-cell>
        </table:table-row>
      </table:table>
      <text:p text:style-name="P18"><text:s/></text:p>
      <text:p text:style-name="P3">References and thanks to:</text:p>
      <text:p text:style-name="P1"><text:span text:style-name="T32">DCC. (2013). Checklist for a Data Management Plan. v.4.0. Edinburgh: Digital Curation Centre. Available online: </text:span><text:span text:style-name="T71">http://www.dcc.ac.uk/resources/data-management-plans</text:span></text:p>
      <text:p text:style-name="P32"><text:s/></text:p>
      <text:p text:style-name="P1"><text:span text:style-name="T9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Z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Z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UP_20_Paper_20_Title" style:display-name="UP Paper Title" style:family="paragraph" style:parent-style-name="Standard" style:default-outline-level=""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UP_20_Section_20_Heading" style:display-name="UP Section Heading" style:family="paragraph" style:parent-style-name="Standard" style:default-outline-level=""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499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01:54:00.479250660</dc:date>
    <meta:editing-duration>P1DT19H7M45S</meta:editing-duration>
    <meta:editing-cycles>8</meta:editing-cycles>
    <meta:generator>LibreOffice/5.1.4.2$Linux_X86_64 LibreOffice_project/10m0$Build-2</meta:generator>
    <meta:document-statistic meta:table-count="3" meta:image-count="0" meta:object-count="0" meta:page-count="5" meta:paragraph-count="156" meta:word-count="1437" meta:character-count="9653" meta:non-whitespace-character-count="8265"/>
  </office:meta>
</office:document-meta>
</file>